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257e0" officeooo:paragraph-rsid="001257e0"/>
    </style:style>
    <style:style style:name="P2" style:family="paragraph" style:parent-style-name="Standard">
      <style:text-properties fo:font-weight="bold" officeooo:rsid="001257e0" officeooo:paragraph-rsid="001257e0" style:font-weight-asian="bold" style:font-weight-complex="bold"/>
    </style:style>
    <style:style style:name="P3" style:family="paragraph" style:parent-style-name="Standard">
      <style:text-properties fo:font-weight="bold" officeooo:rsid="001439e2" officeooo:paragraph-rsid="001439e2" style:font-weight-asian="bold" style:font-weight-complex="bold"/>
    </style:style>
    <style:style style:name="P4" style:family="paragraph" style:parent-style-name="Standard">
      <style:text-properties fo:font-weight="normal" officeooo:rsid="001439e2" officeooo:paragraph-rsid="001439e2" style:font-weight-asian="normal" style:font-weight-complex="normal"/>
    </style:style>
    <style:style style:name="P5" style:family="paragraph" style:parent-style-name="Standard">
      <style:text-properties officeooo:rsid="001257e0" officeooo:paragraph-rsid="001257e0"/>
    </style:style>
    <style:style style:name="P6" style:family="paragraph" style:parent-style-name="Standard">
      <style:text-properties officeooo:rsid="001a6678" officeooo:paragraph-rsid="001257e0"/>
    </style:style>
    <style:style style:name="P7" style:family="paragraph" style:parent-style-name="Standard">
      <style:text-properties officeooo:rsid="001a6678" officeooo:paragraph-rsid="001a6678"/>
    </style:style>
    <style:style style:name="P8" style:family="paragraph" style:parent-style-name="Standard" style:list-style-name="L1">
      <style:text-properties officeooo:rsid="001a6678" officeooo:paragraph-rsid="001a6678"/>
    </style:style>
    <style:style style:name="P9" style:family="paragraph" style:parent-style-name="Standard" style:list-style-name="L1">
      <style:text-properties fo:font-weight="normal" officeooo:rsid="001a6678" officeooo:paragraph-rsid="001a6678" style:font-weight-asian="normal" style:font-weight-complex="normal"/>
    </style:style>
    <style:style style:name="P10" style:family="paragraph" style:parent-style-name="Standard">
      <style:text-properties fo:font-weight="normal" officeooo:rsid="001a6678" officeooo:paragraph-rsid="001a6678" style:font-weight-asian="normal" style:font-weight-complex="normal"/>
    </style:style>
    <style:style style:name="P11" style:family="paragraph" style:parent-style-name="Standard">
      <style:text-properties fo:font-weight="normal" officeooo:rsid="001a6678" officeooo:paragraph-rsid="001c5fb3" style:font-weight-asian="normal" style:font-weight-complex="normal"/>
    </style:style>
    <style:style style:name="P12" style:family="paragraph" style:parent-style-name="Standard">
      <style:text-properties fo:font-weight="normal" officeooo:rsid="00163741" officeooo:paragraph-rsid="00163741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20a5e1" officeooo:paragraph-rsid="0020a5e1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22632a" officeooo:paragraph-rsid="0022632a" style:font-weight-asian="normal" style:font-weight-complex="normal"/>
    </style:style>
    <style:style style:name="P15" style:family="paragraph" style:parent-style-name="Standard">
      <style:text-properties fo:font-weight="normal" officeooo:rsid="0022632a" officeooo:paragraph-rsid="0022632a" style:font-weight-asian="normal" style:font-weight-complex="normal"/>
    </style:style>
    <style:style style:name="P16" style:family="paragraph" style:parent-style-name="Standard">
      <style:text-properties fo:font-weight="normal" officeooo:rsid="002518fa" officeooo:paragraph-rsid="002518f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8a47"/>
    </style:style>
    <style:style style:name="T3" style:family="text">
      <style:text-properties officeooo:rsid="001a5176"/>
    </style:style>
    <style:style style:name="T4" style:family="text">
      <style:text-properties officeooo:rsid="001c5fb3"/>
    </style:style>
    <style:style style:name="T5" style:family="text">
      <style:text-properties officeooo:rsid="001d5d79"/>
    </style:style>
    <style:style style:name="T6" style:family="text">
      <style:text-properties officeooo:rsid="001d84ac"/>
    </style:style>
    <style:style style:name="T7" style:family="text">
      <style:text-properties officeooo:rsid="001e767f"/>
    </style:style>
    <style:style style:name="T8" style:family="text">
      <style:text-properties officeooo:rsid="0020a5e1"/>
    </style:style>
    <style:style style:name="T9" style:family="text">
      <style:text-properties officeooo:rsid="0022632a"/>
    </style:style>
    <style:style style:name="T10" style:family="text">
      <style:text-properties officeooo:rsid="0023c7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lho 0<text:span text:style-name="T2">2</text:span> – <text:span text:style-name="T2">Relações Genéricas entre Componentes, Funções Internas, Comunicação Filho→ Pai</text:span></text:p>
      <text:p text:style-name="P1"/>
      <text:p text:style-name="P7">Para cada exercício abaixo, crie uma pasta, em src, diferente no mesmo projeto (questao01, questao02 e questao03). Cada pasta deve conter os componentes que devem ser implementedados em cada questão. No arquivo “index.js”, você pode ir chamando a questão que quiser para poder testar, sempre deixando comentado (/* */) o código de chamada das outras questões. <text:span text:style-name="T6">TESTE todas as questões.</text:span></text:p>
      <text:p text:style-name="P1"/>
      <text:p text:style-name="P1">1 - ) <text:span text:style-name="T3">Usando o que foi visto em sala de aula, sobre Relações Genéricas entre Componentes (aula01-slide 30), implemente o que se pede:</text:span></text:p>
      <text:p text:style-name="P6"/>
      <text:list xml:id="list82067811" text:style-name="L1">
        <text:list-item>
          <text:p text:style-name="P8">Crie os arquivos Curso.jsx, Turma.jsx <text:span text:style-name="T6">e</text:span> Estudante.jsx;</text:p>
        </text:list-item>
        <text:list-item>
          <text:p text:style-name="P8">Em Curso.jsx, você deverá imprimir em uma tag &lt;h2&gt; o nome do curso passado via props. Logo abaixo da tag &lt;h2&gt;, você deverá incluir um {props.children} para receber componentes do tipo &lt;Turma&gt;. Sendo assim, genericamente, o componente &lt;Curso&gt; poderá receber quantas &lt;Turma&gt; quiser <text:span text:style-name="T7">(veja slide 31)</text:span>.</text:p>
        </text:list-item>
        <text:list-item>
          <text:p text:style-name="P8">Em Turma.jsx, você dever imprimir em uma tag &lt;h2&gt; o nome da turma passado via props. Você deverá também chamar os &lt;Estudante&gt; logo abaixo da tag &lt;h2&gt; fazendo uso do React.<text:span text:style-name="T7">C</text:span>hildren e passando como parâmetro para cada filho o nome da Turma (veja slide 36).</text:p>
        </text:list-item>
        <text:list-item>
          <text:p text:style-name="P8">Em Estudante.jsx, você deverá imprimir, simplesmente:</text:p>
          <text:list>
            <text:list-header>
              <text:p text:style-name="P8"><text:span text:style-name="T1">Estudante {props.nome} do Curso {props.curso}.</text:span></text:p>
            </text:list-header>
          </text:list>
        </text:list-item>
      </text:list>
      <text:p text:style-name="P7"><text:span text:style-name="T1"/></text:p>
      <text:list xml:id="list114357829264345" text:continue-numbering="true" text:style-name="L1">
        <text:list-item>
          <text:p text:style-name="P9">Um exemplo de chamada destes componentes em index.js <text:span text:style-name="T5">(desconsidere o resto do código)</text:span>:</text:p>
        </text:list-item>
      </text:list>
      <text:p text:style-name="P10"/>
      <text:p text:style-name="P10"><text:tab/>&lt;Curso <text:span text:style-name="T4">curso=’Sistemas de Informação’</text:span>&gt;</text:p>
      <text:p text:style-name="P10"><text:tab/><text:tab/><text:span text:style-name="T4">&lt;Turma turma=’Fundamentos de Programação’&gt;</text:span></text:p>
      <text:p text:style-name="P10"><text:tab/><text:tab/><text:tab/><text:span text:style-name="T4">&lt;Estudante nome=’Fulano de Tal’&gt;</text:span></text:p>
      <text:p text:style-name="P11"><text:span text:style-name="T4"><text:tab/><text:tab/><text:tab/>&lt;Estudante nome=’Beltrano de Tal’&gt;</text:span></text:p>
      <text:p text:style-name="P10"><text:tab/><text:tab/><text:span text:style-name="T4">&lt;/Turma&gt;</text:span></text:p>
      <text:p text:style-name="P11"><text:tab/><text:tab/><text:span text:style-name="T4">&lt;Turma turma=’Introdução a Banco de Dados’&gt;</text:span></text:p>
      <text:p text:style-name="P11"><text:tab/><text:tab/><text:tab/><text:span text:style-name="T4">&lt;Estudante nome=’Fulano de Tal’&gt;</text:span></text:p>
      <text:p text:style-name="P11"><text:span text:style-name="T4"><text:tab/><text:tab/><text:tab/>&lt;Estudante nome=’Beltrano de Tal’&gt;</text:span></text:p>
      <text:p text:style-name="P11"><text:span text:style-name="T4"><text:tab/><text:tab/><text:tab/>&lt;Estudante nome=’Sicrano de Tal’&gt;</text:span></text:p>
      <text:p text:style-name="P11"><text:tab/><text:tab/><text:span text:style-name="T4">&lt;/Turma&gt;</text:span></text:p>
      <text:p text:style-name="P10"><text:tab/>&lt;/Curso&gt;</text:p>
      <text:p text:style-name="P7"><text:s/></text:p>
      <text:p text:style-name="P2"/>
      <text:p text:style-name="P4">2 - ) <text:s/><text:span text:style-name="T7">Implemente a mesma versão do código da Questão 1, só que usando apenas componentes HARDCODED, ou seja, o que foi visto no slide 27. Você não deverá usar nem {props.children} e nem o {React.Children}.</text:span></text:p>
      <text:p text:style-name="P3"/>
      <text:p text:style-name="P12">3 - ) <text:s/><text:span text:style-name="T8">Usando o que foi visto em sala de aula sobre a comunicação entre componentes Filho→ Pai e Funções Internas, faça o que se pede:</text:span></text:p>
      <text:p text:style-name="P12"/>
      <text:list xml:id="list3426810264" text:style-name="L2">
        <text:list-item>
          <text:p text:style-name="P13">Crie os arquivos IMCFilho.jsx e IMCPai.jsx;</text:p>
        </text:list-item>
        <text:list-item>
          <text:p text:style-name="P13">Em IMCFilho.jsx, implemente:</text:p>
          <text:list>
            <text:list-item>
              <text:p text:style-name="P13">Uma função “calculaIMC” que recebe como parâmetro o peso (kg) e altura (m) e retorna o IMC. O IMC é calculado como peso/(altura*altura). Veja slide 40.</text:p>
            </text:list-item>
            <text:list-item>
              <text:p text:style-name="P13">No <text:span text:style-name="T1">return</text:span> de IMCFilho, retorne uma &lt;div&gt; com um botão interno que chame a função “notificarIMCPai”, passada como parâmetro via props (veja slide 44).</text:p>
            </text:list-item>
            <text:list-item>
              <text:p text:style-name="P13">“notificarIMCPai” deverá receber como parâmetro o resultado do IMC calculado pelo função “calculaIMC”.</text:p>
            </text:list-item>
            <text:list-item>
              <text:p text:style-name="P13"><text:soft-page-break/>“calculaIMC”, implementado em <text:span text:style-name="T9">IMCFilho.jsx, irá rerceber altura e peso de IMCPai, via props.</text:span></text:p>
            </text:list-item>
          </text:list>
        </text:list-item>
        <text:list-item>
          <text:p text:style-name="P14">Em IMCPai.jsx, implemente:</text:p>
          <text:list>
            <text:list-item>
              <text:p text:style-name="P14">Assim como no slide 45, passe para o filho, via props, a função “notificarIMCPai”. Essa função deve apenas exibir um alerta com a mensagem do IMC calculado pelo filho. </text:p>
            </text:list-item>
            <text:list-item>
              <text:p text:style-name="P14">Ainda, passe para IMCFilho, via props, a altura e o peso, para que ele possa calcular <text:span text:style-name="T10">o IMC em sua função interna</text:span>.</text:p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6">ATENÇÃO: ENVIAR APENAS A PASTA src DO SEU PROJETO. O TRABALHO PODERÁ SER FEITO EM DUPLAS. NESTE CASO, ENVIE O NOME DA DUPLA EM UM COMENTÁRIO DENTRO DE index.js. PROJETOS ENVIADO COM OUTRAS PASTAS ALÉM DA src SERÃO DESCONSIDERADOS.</text:p>
      <text:p text:style-name="P16"/>
      <text:p text:style-name="P16">OS TRABALHOS DEVEM SER ENVIADOS PELO SIPPA (TR2). VERIFIQUEM SE O ARQUIVO FOI ENVIADO CORRETAMENTE. NÃO HAVERÁ ABERTURA POSTERIOR DO SIPPA.</text:p>
      <text:p text:style-name="P16"/>
      <text:p text:style-name="P16">OS TRABALHOS DEVEM SER ENVIADOS ATÉ AS 14:00 DE 18/0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de Carvalho Silva</meta:initial-creator>
    <meta:creation-date>2020-03-06T08:30:55.723434880</meta:creation-date>
    <dc:date>2020-03-17T11:43:13.667524413</dc:date>
    <dc:creator>Jefferson de Carvalho Silva</dc:creator>
    <meta:editing-duration>PT45M29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542" meta:character-count="3387" meta:non-whitespace-character-count="2864"/>
  </office:meta>
</office:document-meta>
</file>